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Chapter 12 <text:s/><text:line-break/>Creating <text:span text:style-name="T6">HTML Files</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To <text:span text:style-name="T26">previous</text:span> <text:span text:style-name="T26">e</text:span>dition<text:span text:style-name="T19">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chno,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text:span text:style-name="LOKeystroke">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3"><text:a xlink:type="simple" xlink:href="#__RefHeading__1590_374395303" text:style-name="Index_20_Link" text:visited-style-name="Index_20_Link">dokumenty program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ing a single web page<text:tab/>8</text:a></text:p>
            <text:p text:style-name="P44"><text:a xlink:type="simple" xlink:href="#__RefHeading__1354_1458240272" text:style-name="Index_20_Link" text:visited-style-name="Index_20_Link">Saving as a series of web pages<text:tab/>9</text:a></text:p>
            <text:p text:style-name="P43"><text:a xlink:type="simple" xlink:href="#__RefHeading___Toc13004_1702108669" text:style-name="Index_20_Link" text:visited-style-name="Index_20_Link">Sešity programu Calc<text:tab/>10</text:a></text:p>
            <text:p text:style-name="P43"><text:a xlink:type="simple" xlink:href="#__RefHeading__12722_761994490" text:style-name="Index_20_Link" text:visited-style-name="Index_20_Link">Prezentace program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3"><text:a xlink:type="simple" xlink:href="#__RefHeading___Toc60471_3685835669" text:style-name="Index_20_Link" text:visited-style-name="Index_20_Link">Writer/Web display modes<text:tab/>14</text:a></text:p>
            <text:p text:style-name="P43"><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his chapter describes how to do the following in Writer, Calc, Impress, and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Create, edit, and save HTML documents using Writer/Web.</text:p>
        </text:list-item>
      </text:list>
      <text:p text:style-name="P24">When creating a document that you plan to deliver as a<text:span text:style-name="T7">n HTML file</text:span>, you need to consider the following:</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Click the triangle to the right of the <text:span text:style-name="LOMenuPath">Drag Mode</text:span> icon and select <text:span text:style-name="LOMenuPath">Insert as Hyperlink</text:span> (Figure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Select the document from the drop-down list at the bottom of the Navigator that contains the item that you want to link to.</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You can use the Hyperlink dialog to insert a hyperlink and modify all hyperlinks.</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Mail</text:span>: the hyperlink opens an email message that is pre-addressed to a particular recipient.</text:p>
        </text:list-item>
        <text:list-item>
          <text:p text:style-name="P50"><text:span text:style-name="LOStrongEmphasis">Document</text:span>: the hyperlink points to another document or to another place in the current document.</text:p>
        </text:list-item>
        <text:list-item>
          <text:p text:style-name="P50"><text:span text:style-name="LOStrongEmphasis">Nový dokument</text:span>: hypertextový odkaz vytváří nový dokument.</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Klepnutím n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For an <text:span text:style-name="LOEmphasis">Internet</text:span> hyperlink, choose the type of hyperlink (Web or FTP), and enter the required web address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Click the <text:span text:style-name="LOMenuPath">Select Path</text:span> icon to open a file browser and choose where to store the file.</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The Hyperlink dialog remains open, allowing you to continue editing hyperlinks. Po úpravě každého odkazu klepneme na <text:span text:style-name="LOMenuPath">Použít</text:span>.</text:p>
        </text:list-item>
        <text:list-item>
          <text:p text:style-name="P54">Až úpravy odkazů dokončíme, klepneme na <text:span text:style-name="LOMenuPath">Zavřít</text:span>.</text:p>
        </text:list-item>
      </text:list>
      <text:p text:style-name="P5">Ve výchozím nastavení aktivujeme v balíku LibreOffice hypertextové odkazy pomocí <text:span text:style-name="LOKeystroke">Ctrl+klepnutí</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danou stránku, zda není u této možnosti zrušen výběr.</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Saving and exporting documents as <text:span text:style-name="T8">HTML files</text:span><text:bookmark-end text:name="__RefHeading__1819_1458240272"/></text:h>
      <text:p text:style-name="P5">The easiest way to create HTML documents in LibreOffice is to start with an existing doc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program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The file names are created following a simple rule summarized in Tabl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 documents in office suites have a richer set of resources that will not appear in HTML, for example page formatting. Do not expect <text:span text:style-name="T23">the same</text:span> layout fidelity when saving a file with HTML format.</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The image files are embedded in the XHTML file. XHTML files created by exporting a text document in LibreOffice have significant better layout rendering but fail to render objects other than images.</text:p>
      <text:list xml:id="list180352682216391" text:continue-numbering="true" text:style-name="Heading_20_Note">
        <text:list-item>
          <text:p text:style-name="P47"><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8">The use of styles in the text document is strongly recommended for getting the best results when exporting to HTML or XHTML.</text:p>
      <text:h text:style-name="P57" text:outline-level="3"><text:bookmark-start text:name="__RefHeading__1354_1458240272"/>Saving as a series of web pages<text:bookmark-end text:name="__RefHeading__1354_1458240272"/></text:h>
      <text:p text:style-name="P5">Program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Klepnutím n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program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If the file contains more than one sheet, the additional sheets will follow one another in the HTML file. V horní části dokumentu budou umístěny odkazy na všechny listy.</text:p>
      <text:p text:style-name="P5">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42" text:outline-level="2"><text:bookmark-start text:name="__RefHeading__12722_761994490"/><text:alphabetical-index-mark-start text:id="IMark106377771557752" text:key1="web page export"/>Prezentace program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Saving in HTML format does not retain animation and slide transitions.</text:p>
      <text:p text:style-name="P5">Prezentace program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31">For more information on the options available for this page of the HTML Export dialog, click <text:span text:style-name="LOMenuPath">Help</text:span> to open the help pages.</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fects</text:span> – specifies whether sound files defined as an effect for slide transitions are exported and whether any hidden slides are exported.</text:p>
        </text:list-item>
      </text:list>
      <text:p text:style-name="P31">For more information on the options available for this page of the HTML Export dialog, click <text:span text:style-name="LOMenuPath">Help</text:span> to open the help pages.</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80352727215318" text:continue-numbering="true" text:style-name="Numbering_20_1">
        <text:list-item>
          <text:p text:style-name="P54">Klepneme na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ing drawings from Draw is similar to exporting a presentation from Impress. Zvolíme <text:span text:style-name="LOMenuPath">Soubor &gt; Exportovat</text:span> a vybereme jako typ souboru <text:span text:style-name="LOMenuPath">HTML dokument (Draw)</text:span>, poté postupujeme stejně jako při exportování prezentací programu Impress.<text:bookmark-end text:name="__RefHeading__5648_156656864412"/></text:p>
      <text:h text:style-name="P61"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5">LibreOffice Writer can create, edit, and save <text:span text:style-name="T10">files</text:span> in HTML format using a configuration called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Figure <text:sequence text:ref-name="refFigure9" text:name="Figure" text:formula="ooow:Figure+1" style:num-format="1">10</text:sequence>: Web display mode for Writer/Web</text:p></draw:text-box></draw:frame></text:p>
      <text:h text:style-name="Heading_20_2" text:outline-level="2"><text:bookmark-start text:name="__RefHeading___Toc60471_3685835669"/>Writer/Web display modes<text:bookmark-end text:name="__RefHeading___Toc60471_3685835669"/></text:h>
      <text:p text:style-name="P5">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You normally add content to an HTML document using the Web display mode, because it will render the contents as if displayed in a browser. Use the HTML Source editing mode to tweak the formatting.</text:p>
      <text:list xml:id="list180354174210556" text:continue-numbering="true" text:style-name="Heading_20_Note">
        <text:list-item>
          <text:p text:style-name="P49">Poznámka</text:p>
        </text:list-item>
      </text:list>
      <text:p text:style-name="P45">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Creating and editing an HTML document<text:bookmark-end text:name="__RefHeading___Toc14726_999364991"/></text:h>
      <text:p text:style-name="P5">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5">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2  Creating HTML File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2  Creating HTML Fil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Chapter 12  Creating HTML Files</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